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776b" officeooo:paragraph-rsid="000f776b"/>
    </style:style>
    <style:style style:name="T1" style:family="text">
      <style:text-properties officeooo:rsid="000fdbd4"/>
    </style:style>
    <style:style style:name="T2" style:family="text">
      <style:text-properties officeooo:rsid="0011b06d"/>
    </style:style>
    <style:style style:name="T3" style:family="text">
      <style:text-properties officeooo:rsid="001282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<text:tab/><text:tab/><text:tab/>11. <text:span text:style-name="T3">B</text:span><text:tab/><text:tab/><text:tab/>21. <text:span text:style-name="T3">A</text:span></text:p>
      <text:p text:style-name="P1">2. B<text:tab/><text:tab/><text:tab/>12. <text:span text:style-name="T3">A</text:span><text:tab/><text:tab/><text:tab/>22. <text:span text:style-name="T3">B</text:span></text:p>
      <text:p text:style-name="P1">3. B<text:tab/><text:tab/><text:tab/>13. <text:span text:style-name="T3">C</text:span><text:tab/><text:tab/><text:tab/>23. <text:span text:style-name="T3">C</text:span></text:p>
      <text:p text:style-name="P1">4. B<text:tab/><text:tab/><text:tab/>14. <text:span text:style-name="T3">B</text:span><text:tab/><text:tab/><text:tab/>24. <text:span text:style-name="T3">B</text:span><text:tab/></text:p>
      <text:p text:style-name="P1">5. B<text:tab/><text:tab/><text:tab/>15. <text:span text:style-name="T3">B</text:span><text:tab/><text:tab/><text:tab/>25. <text:span text:style-name="T3">A</text:span></text:p>
      <text:p text:style-name="P1">6. <text:span text:style-name="T1">A</text:span><text:tab/><text:tab/><text:tab/>16. <text:span text:style-name="T3">B</text:span><text:tab/><text:tab/><text:tab/>26. <text:span text:style-name="T3">B</text:span></text:p>
      <text:p text:style-name="P1">7. <text:span text:style-name="T2">A</text:span><text:tab/><text:tab/><text:tab/>17. <text:span text:style-name="T3">A</text:span><text:tab/><text:tab/><text:tab/>27. <text:span text:style-name="T3">B</text:span></text:p>
      <text:p text:style-name="P1">8. <text:span text:style-name="T3">B</text:span><text:tab/><text:tab/><text:tab/>18. <text:span text:style-name="T3">B</text:span><text:tab/><text:tab/><text:tab/>28. <text:span text:style-name="T3">B</text:span></text:p>
      <text:p text:style-name="P1">9. <text:span text:style-name="T3">A</text:span><text:tab/><text:tab/><text:tab/>19. <text:span text:style-name="T3">C</text:span><text:tab/><text:tab/><text:tab/>29. <text:span text:style-name="T3">A</text:span></text:p>
      <text:p text:style-name="P1">10. <text:span text:style-name="T3">A</text:span><text:tab/><text:tab/><text:tab/>20. <text:span text:style-name="T3">B</text:span><text:tab/><text:tab/><text:tab/>30. <text:span text:style-name="T3">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4:18:41.271719627</meta:creation-date>
    <dc:date>2025-09-25T15:25:39.032506019</dc:date>
    <meta:editing-duration>PT44S</meta:editing-duration>
    <meta:editing-cycles>1</meta:editing-cycles>
    <meta:document-statistic meta:table-count="0" meta:image-count="0" meta:object-count="0" meta:page-count="1" meta:paragraph-count="10" meta:word-count="60" meta:character-count="202" meta:non-whitespace-character-count="111"/>
    <meta:generator>LibreOffice/24.2.7.2$Linux_X86_64 LibreOffice_project/420$Build-2</meta:generator>
  </office:meta>
</office:document-meta>
</file>